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60000034B1CA316F3CA0513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1.769cm" svg:height="12.152cm" svg:x="0.561cm" svg:y="0.548cm">
          <draw:image xlink:href="Pictures/10000000000005E60000034B1CA316F3CA051396.png" xlink:type="simple" xlink:show="embed" xlink:actuate="onLoad" draw:mime-type="image/png">
            <text:p/>
          </draw:image>
        </draw:frame>
        <draw:frame draw:style-name="gr1" draw:text-style-name="P1" draw:layer="layout" svg:width="21.769cm" svg:height="12.152cm" svg:x="0.501cm" svg:y="0.509cm">
          <draw:image xlink:href="Pictures/10000000000005E60000034B1CA316F3CA05139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77cm" fo:page-height="13.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4:44:49.065626477</dc:date>
    <meta:editing-duration>PT4H37M22S</meta:editing-duration>
    <meta:editing-cycles>11</meta:editing-cycles>
    <meta:generator>LibreOffice/7.4.0.3$Linux_X86_64 LibreOffice_project/40$Build-3</meta:generator>
    <meta:document-statistic meta:object-count="2"/>
  </office:meta>
</office:document-meta>
</file>